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70.89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Dijkstra" table:style-name="ta1">
        <table:shapes>
          <draw:frame draw:z-index="0" draw:style-name="gr1" draw:text-style-name="P1" svg:width="284.99mm" svg:height="164.48mm" svg:x="186.96mm" svg:y="119.47mm">
            <loext:p draw:notify-on-update-of-ranges="ResultadosDijkstra.A2:ResultadosDijkstra.A5 ResultadosDijkstra.G1:ResultadosDijkstra.G1 ResultadosDijkstra.B2:ResultadosDijkstra.B5 ResultadosDijkstra.H1:ResultadosDijkstra.H1 ResultadosDijkstra.C2:ResultadosDijkstra.C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e Instância</text:p>
          </table:table-cell>
          <table:table-cell office:value-type="string" calcext:value-type="string">
            <text:p>Speed-up Heap Binário</text:p>
          </table:table-cell>
          <table:table-cell office:value-type="string" calcext:value-type="string">
            <text:p>Speed-up Heap Fibonacci</text:p>
          </table:table-cell>
          <table:table-cell/>
          <table:table-cell office:value-type="string" calcext:value-type="string">
            <text:p>Número de Vértices</text:p>
          </table:table-cell>
          <table:table-cell office:value-type="string" calcext:value-type="string">
            <text:p>Dijkstra Canônico</text:p>
          </table:table-cell>
          <table:table-cell office:value-type="string" calcext:value-type="string">
            <text:p>Dijkstra Heap Binário</text:p>
          </table:table-cell>
          <table:table-cell office:value-type="string" calcext:value-type="string">
            <text:p>Dijkstra Heap Fibonacci</text:p>
          </table:table-cell>
          <table:table-cell office:value-type="string" calcext:value-type="string">
            <text:p>Número de Ares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-road-d.NY.gr</text:p>
          </table:table-cell>
          <table:table-cell table:style-name="ce1" office:value-type="percentage" office:value="426.71" calcext:value-type="percentage">
            <text:p>42671%</text:p>
          </table:table-cell>
          <table:table-cell table:style-name="ce1" office:value-type="percentage" office:value="216.18" calcext:value-type="percentage">
            <text:p>21618%</text:p>
          </table:table-cell>
          <table:table-cell/>
          <table:table-cell office:value-type="float" office:value="264346" calcext:value-type="float">
            <text:p>264346</text:p>
          </table:table-cell>
          <table:table-cell table:number-columns-repeated="3"/>
          <table:table-cell office:value-type="float" office:value="733846" calcext:value-type="float">
            <text:p>73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-road-d.BAY.gr</text:p>
          </table:table-cell>
          <table:table-cell table:style-name="ce1" office:value-type="percentage" office:value="1035.04" calcext:value-type="percentage">
            <text:p>103504%</text:p>
          </table:table-cell>
          <table:table-cell table:style-name="ce1" office:value-type="percentage" office:value="339.99" calcext:value-type="percentage">
            <text:p>33999%</text:p>
          </table:table-cell>
          <table:table-cell/>
          <table:table-cell office:value-type="float" office:value="321270" calcext:value-type="float">
            <text:p>321270</text:p>
          </table:table-cell>
          <table:table-cell table:number-columns-repeated="3"/>
          <table:table-cell office:value-type="float" office:value="800172" calcext:value-type="float">
            <text:p>800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-road-d.COL.gr</text:p>
          </table:table-cell>
          <table:table-cell table:style-name="ce1" office:value-type="percentage" office:value="571.34" calcext:value-type="percentage">
            <text:p>57134%</text:p>
          </table:table-cell>
          <table:table-cell table:style-name="ce1" office:value-type="percentage" office:value="289.77" calcext:value-type="percentage">
            <text:p>28977%</text:p>
          </table:table-cell>
          <table:table-cell/>
          <table:table-cell office:value-type="float" office:value="435666" calcext:value-type="float">
            <text:p>435666</text:p>
          </table:table-cell>
          <table:table-cell table:number-columns-repeated="3"/>
          <table:table-cell office:value-type="float" office:value="1057066" calcext:value-type="float">
            <text:p>1057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-road-d.FLA.gr</text:p>
          </table:table-cell>
          <table:table-cell table:style-name="ce1" office:value-type="percentage" office:value="440.79" calcext:value-type="percentage">
            <text:p>44079%</text:p>
          </table:table-cell>
          <table:table-cell table:style-name="ce1" office:value-type="percentage" office:value="333.22" calcext:value-type="percentage">
            <text:p>33322%</text:p>
          </table:table-cell>
          <table:table-cell/>
          <table:table-cell office:value-type="float" office:value="1070376" calcext:value-type="float">
            <text:p>1070376</text:p>
          </table:table-cell>
          <table:table-cell table:number-columns-repeated="3"/>
          <table:table-cell office:value-type="float" office:value="2712798" calcext:value-type="float">
            <text:p>2712798</text:p>
          </table:table-cell>
          <table:table-cell table:number-columns-repeated="3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empo Canônico (em milissegundos)</text:p>
          </table:table-cell>
          <table:table-cell office:value-type="string" calcext:value-type="string">
            <text:p>Tempo Heap Binário (em milissegundos)</text:p>
          </table:table-cell>
          <table:table-cell office:value-type="string" calcext:value-type="string">
            <text:p>Tempo Heap Fibonacci (em milissegundo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287" calcext:value-type="float">
            <text:p>65287</text:p>
          </table:table-cell>
          <table:table-cell office:value-type="float" office:value="153" calcext:value-type="float">
            <text:p>153</text:p>
          </table:table-cell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6690" calcext:value-type="float">
            <text:p>256690</text:p>
          </table:table-cell>
          <table:table-cell office:value-type="float" office:value="248" calcext:value-type="float">
            <text:p>248</text:p>
          </table:table-cell>
          <table:table-cell office:value-type="float" office:value="755" calcext:value-type="float">
            <text:p>7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1687" calcext:value-type="float">
            <text:p>181687</text:p>
          </table:table-cell>
          <table:table-cell office:value-type="float" office:value="318" calcext:value-type="float">
            <text:p>318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09655" calcext:value-type="float">
            <text:p>2909655</text:p>
          </table:table-cell>
          <table:table-cell office:value-type="float" office:value="6601" calcext:value-type="float">
            <text:p>6601</text:p>
          </table:table-cell>
          <table:table-cell office:value-type="float" office:value="8732" calcext:value-type="float">
            <text:p>8732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ResultadosDijkstra.A2:ResultadosDijkstra.H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8:23:28.8754852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9:15:27.609844978</dc:date>
    <meta:editing-duration>PT1H1S</meta:editing-duration>
    <meta:editing-cycles>8</meta:editing-cycles>
    <meta:generator>LibreOffice/5.1.6.2$Linux_X86_64 LibreOffice_project/10m0$Build-2</meta:generator>
    <meta:document-statistic meta:table-count="1" meta:cell-count="4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5cm" svg:height="16.449cm" xlink:href=".." xlink:type="simple" chart:class="chart:line" chart:style-name="ch1">
        <chart:title svg:x="7.155cm" svg:y="0.464cm" chart:style-name="ch2">
          <text:p>Ganho relativo dos Métodos do Algoritmo de Dijkstra sobre o Canônico</text:p>
        </chart:title>
        <chart:legend chart:legend-position="end" svg:x="23.505cm" svg:y="7.676cm" style:legend-expansion="high" chart:style-name="ch3"/>
        <chart:plot-area chart:style-name="ch4" table:cell-range-address="ResultadosDijkstra.A2:ResultadosDijkstra.C5 ResultadosDijkstra.G1:ResultadosDijkstra.H1" chart:data-source-has-labels="both" svg:x="1.581cm" svg:y="1.571cm" svg:width="21.354cm" svg:height="13.569cm">
          <chartooo:coordinate-region svg:x="3.076cm" svg:y="1.77cm" svg:width="18.217cm" svg:height="12.723cm"/>
          <chart:axis chart:dimension="x" chart:name="primary-x" chart:style-name="ch5" chartooo:axis-type="auto">
            <chartooo:date-scale/>
            <chart:title svg:x="11.553cm" svg:y="15.468cm" chart:style-name="ch6">
              <text:p>Intâncias</text:p>
            </chart:title>
            <chart:categories table:cell-range-address="ResultadosDijkstra.A2:ResultadosDijkstra.A5"/>
          </chart:axis>
          <chart:axis chart:dimension="y" chart:name="primary-y" chart:style-name="ch7">
            <chart:title svg:x="0.451cm" svg:y="8.902cm" chart:style-name="ch8">
              <text:p>Ganho</text:p>
            </chart:title>
            <chart:grid chart:style-name="ch9" chart:class="major"/>
          </chart:axis>
          <chart:series chart:style-name="ch10" chart:values-cell-range-address="ResultadosDijkstra.B2:ResultadosDijkstra.B5" chart:label-cell-address="ResultadosDijkstra.G1:ResultadosDijkstra.G1" chart:class="chart:line">
            <chart:data-point chart:repeated="4"/>
          </chart:series>
          <chart:series chart:style-name="ch11" chart:values-cell-range-address="ResultadosDijkstra.C2:ResultadosDijkstra.C5" chart:label-cell-address="ResultadosDijkstra.H1:ResultadosDijkstra.H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 Heap Binário</text:p>
                <draw:g>
                  <svg:desc>ResultadosDijkstra.G1:ResultadosDijkstra.G1</svg:desc>
                </draw:g>
              </table:table-cell>
              <table:table-cell office:value-type="string">
                <text:p>Dijkstra Heap Fibonacci</text:p>
                <draw:g>
                  <svg:desc>ResultadosDijkstra.H1:ResultadosDijkstr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A-road-d.NY.gr</text:p>
                <draw:g>
                  <svg:desc>ResultadosDijkstra.A2:ResultadosDijkstra.A5</svg:desc>
                </draw:g>
              </table:table-cell>
              <table:table-cell office:value-type="float" office:value="426.71">
                <text:p>426.71</text:p>
                <draw:g>
                  <svg:desc>ResultadosDijkstra.B2:ResultadosDijkstra.B5</svg:desc>
                </draw:g>
              </table:table-cell>
              <table:table-cell office:value-type="float" office:value="216.18">
                <text:p>216.18</text:p>
                <draw:g>
                  <svg:desc>ResultadosDijkstra.C2:ResultadosDijkstra.C5</svg:desc>
                </draw:g>
              </table:table-cell>
            </table:table-row>
            <table:table-row>
              <table:table-cell office:value-type="string">
                <text:p>USA-road-d.BAY.gr</text:p>
              </table:table-cell>
              <table:table-cell office:value-type="float" office:value="1035.04">
                <text:p>1035.04</text:p>
              </table:table-cell>
              <table:table-cell office:value-type="float" office:value="339.99">
                <text:p>339.99</text:p>
              </table:table-cell>
            </table:table-row>
            <table:table-row>
              <table:table-cell office:value-type="string">
                <text:p>USA-road-d.COL.gr</text:p>
              </table:table-cell>
              <table:table-cell office:value-type="float" office:value="571.34">
                <text:p>571.34</text:p>
              </table:table-cell>
              <table:table-cell office:value-type="float" office:value="289.77">
                <text:p>289.77</text:p>
              </table:table-cell>
            </table:table-row>
            <table:table-row>
              <table:table-cell office:value-type="string">
                <text:p>USA-road-d.FLA.gr</text:p>
              </table:table-cell>
              <table:table-cell office:value-type="float" office:value="440.79">
                <text:p>440.79</text:p>
              </table:table-cell>
              <table:table-cell office:value-type="float" office:value="333.22">
                <text:p>333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